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1" svg:font-family="'Courier 10 Pitch'" style:font-pitch="fixed"/>
    <style:font-face style:name="Liberation Serif" svg:font-family="'Liberation Serif'" style:font-family-generic="roman" style:font-pitch="variable"/>
    <style:font-face style:name="Courier 10 Pitch"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9ecf9" officeooo:paragraph-rsid="0009ecf9" style:font-size-asian="12.25pt"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color="#0066cc" fo:font-size="12pt" style:text-underline-style="solid" style:text-underline-width="auto" style:text-underline-color="font-color" officeooo:rsid="000ae40d" officeooo:paragraph-rsid="000ae40d" style:font-size-asian="12pt" style:font-size-complex="12pt"/>
    </style:style>
    <style:style style:name="P4" style:family="paragraph" style:parent-style-name="Standard">
      <style:paragraph-properties fo:text-align="justify" style:justify-single-word="false"/>
      <style:text-properties fo:color="#0066cc" fo:font-size="12pt" style:text-underline-style="solid" style:text-underline-width="auto" style:text-underline-color="font-color" officeooo:rsid="000c0ea2" officeooo:paragraph-rsid="000c0ea2" style:font-size-asian="10.5pt" style:font-size-complex="12pt"/>
    </style:style>
    <style:style style:name="P5" style:family="paragraph" style:parent-style-name="Standard">
      <style:paragraph-properties fo:text-align="justify" style:justify-single-word="false"/>
      <style:text-properties fo:color="#000000" fo:font-size="14pt" style:text-underline-style="none" officeooo:rsid="000ae40d" officeooo:paragraph-rsid="000ae40d" style:font-size-asian="12.25pt" style:font-size-complex="14pt"/>
    </style:style>
    <style:style style:name="P6" style:family="paragraph" style:parent-style-name="Standard">
      <style:paragraph-properties fo:text-align="justify" style:justify-single-word="false"/>
      <style:text-properties fo:color="#000000" fo:font-size="12pt" style:text-underline-style="none" officeooo:rsid="000ae40d" officeooo:paragraph-rsid="000ae40d" style:font-size-asian="10.5pt" style:font-size-complex="12pt"/>
    </style:style>
    <style:style style:name="P7" style:family="paragraph" style:parent-style-name="Standard">
      <style:paragraph-properties fo:text-align="justify" style:justify-single-word="false"/>
      <style:text-properties fo:color="#000000" fo:font-size="12pt" style:text-underline-style="none" officeooo:rsid="000ba51a" officeooo:paragraph-rsid="000ba51a" style:font-size-asian="10.5pt" style:font-size-complex="12pt"/>
    </style:style>
    <style:style style:name="P8" style:family="paragraph" style:parent-style-name="Standard">
      <style:paragraph-properties fo:text-align="justify" style:justify-single-word="false"/>
      <style:text-properties fo:color="#000000" fo:font-size="12pt" style:text-underline-style="none" officeooo:rsid="000c0ea2" officeooo:paragraph-rsid="000c0ea2" style:font-size-asian="10.5pt" style:font-size-complex="12pt"/>
    </style:style>
    <style:style style:name="P9" style:family="paragraph" style:parent-style-name="Standard">
      <style:paragraph-properties fo:text-align="justify" style:justify-single-word="false"/>
      <style:text-properties fo:color="#000000" fo:font-size="12pt" style:text-underline-style="none" officeooo:rsid="000c0ea2" officeooo:paragraph-rsid="001037c0" style:font-size-asian="10.5pt" style:font-size-complex="12pt"/>
    </style:style>
    <style:style style:name="P10" style:family="paragraph" style:parent-style-name="Standard">
      <style:paragraph-properties fo:text-align="justify" style:justify-single-word="false"/>
      <style:text-properties fo:color="#000000" fo:font-size="12pt" style:text-underline-style="none" officeooo:rsid="000d4e8a" officeooo:paragraph-rsid="000d4e8a" style:font-size-asian="10.5pt" style:font-size-complex="12pt"/>
    </style:style>
    <style:style style:name="P11" style:family="paragraph" style:parent-style-name="Standard">
      <style:paragraph-properties fo:text-align="justify" style:justify-single-word="false"/>
      <style:text-properties fo:color="#000000" fo:font-size="12pt" style:text-underline-style="none" officeooo:rsid="000e7980" officeooo:paragraph-rsid="000e7980" style:font-size-asian="10.5pt" style:font-size-complex="12pt"/>
    </style:style>
    <style:style style:name="P12" style:family="paragraph" style:parent-style-name="Standard">
      <style:paragraph-properties fo:text-align="justify" style:justify-single-word="false"/>
      <style:text-properties fo:color="#000000" fo:font-size="12pt" style:text-underline-style="none" officeooo:rsid="001037c0" officeooo:paragraph-rsid="001037c0" style:font-size-asian="10.5pt" style:font-size-complex="12pt"/>
    </style:style>
    <style:style style:name="P13" style:family="paragraph" style:parent-style-name="Standard">
      <style:paragraph-properties fo:text-align="justify" style:justify-single-word="false"/>
      <style:text-properties fo:color="#000000" fo:font-size="12pt" style:text-underline-style="none" officeooo:rsid="000ae40d" officeooo:paragraph-rsid="000ae40d" style:font-size-asian="12pt" style:font-size-complex="12pt"/>
    </style:style>
    <style:style style:name="P14" style:family="paragraph" style:parent-style-name="Standard">
      <style:paragraph-properties fo:text-align="justify" style:justify-single-word="false"/>
      <style:text-properties fo:color="#000000" fo:font-size="12pt" style:text-underline-style="solid" style:text-underline-width="auto" style:text-underline-color="font-color" officeooo:rsid="000d4e8a" officeooo:paragraph-rsid="000d4e8a" style:font-size-asian="10.5pt" style:font-size-complex="12pt"/>
    </style:style>
    <style:style style:name="P15" style:family="paragraph" style:parent-style-name="Standard">
      <style:paragraph-properties fo:text-align="justify" style:justify-single-word="false"/>
      <style:text-properties fo:color="#000000" fo:font-size="12pt" style:text-underline-style="solid" style:text-underline-width="auto" style:text-underline-color="font-color" officeooo:rsid="001037c0" officeooo:paragraph-rsid="001037c0" style:font-size-asian="10.5pt" style:font-size-complex="12pt"/>
    </style:style>
    <style:style style:name="P16" style:family="paragraph" style:parent-style-name="Standard">
      <style:paragraph-properties fo:text-align="justify" style:justify-single-word="false"/>
      <style:text-properties fo:color="#000000" style:font-name="Courier 10 Pitch" fo:font-size="11pt" style:text-underline-style="none" officeooo:rsid="000ae40d" officeooo:paragraph-rsid="000ae40d" style:font-size-asian="11pt" style:font-size-complex="11pt"/>
    </style:style>
    <style:style style:name="P17" style:family="paragraph" style:parent-style-name="Standard">
      <style:paragraph-properties fo:text-align="justify" style:justify-single-word="false"/>
      <style:text-properties fo:color="#000000" style:font-name="Courier 10 Pitch" fo:font-size="9pt" style:text-underline-style="none" officeooo:rsid="000e7980" officeooo:paragraph-rsid="000e7980" style:font-size-asian="9pt" style:font-size-complex="9pt"/>
    </style:style>
    <style:style style:name="P18" style:family="paragraph" style:parent-style-name="Standard">
      <style:paragraph-properties fo:text-align="justify" style:justify-single-word="false"/>
      <style:text-properties fo:color="#000000" style:font-name="Courier 10 Pitch" fo:font-size="9pt" style:text-underline-style="none" officeooo:rsid="000ae40d" officeooo:paragraph-rsid="000ae40d" style:font-size-asian="9pt" style:font-size-complex="9pt"/>
    </style:style>
    <style:style style:name="P19" style:family="paragraph" style:parent-style-name="Standard">
      <style:paragraph-properties fo:text-align="justify" style:justify-single-word="false"/>
      <style:text-properties fo:color="#000000" style:font-name="Liberation Serif" fo:font-size="12pt" style:text-underline-style="none" officeooo:rsid="000e7980" officeooo:paragraph-rsid="000e7980" style:font-size-asian="10.5pt" style:font-size-complex="12pt"/>
    </style:style>
    <style:style style:name="P20" style:family="paragraph" style:parent-style-name="Standard">
      <style:paragraph-properties fo:text-align="justify" style:justify-single-word="false"/>
      <style:text-properties fo:color="#000000" style:font-name="Courier 10 Pitch1" fo:font-size="9pt" style:text-underline-style="none" officeooo:rsid="001037c0" officeooo:paragraph-rsid="001037c0" style:font-size-asian="9pt" style:font-size-complex="9pt"/>
    </style:style>
    <style:style style:name="T1" style:family="text">
      <style:text-properties officeooo:rsid="000c0ea2"/>
    </style:style>
    <style:style style:name="T2" style:family="text">
      <style:text-properties style:text-underline-style="solid" style:text-underline-width="auto" style:text-underline-color="font-color"/>
    </style:style>
    <style:style style:name="T3" style:family="text">
      <style:text-properties officeooo:rsid="001037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CONCURRENT PROGRAMMING: TREE GROWTH SIMULATION</text:p>
      <text:p text:style-name="P1"/>
      <text:p text:style-name="P3"><text:span text:style-name="T1">Class </text:span>Land</text:p>
      <text:p text:style-name="P13">------------------------------------------------------------------------------------------------------------------------</text:p>
      <text:p text:style-name="P6">An object of this class represents the landscape with span [dimension x] x [dimension y] over the area and the value on light intensity or sun exposure to the land. </text:p>
      <text:p text:style-name="P6">------------------------------------------------------------------------------------------------------------------------</text:p>
      <text:p text:style-name="P14">Additions</text:p>
      <text:p text:style-name="P6">We added member variables for span and sun exposure of the landscape.</text:p>
      <text:p text:style-name="P6"/>
      <text:p text:style-name="P18">private int dimensionX; </text:p>
      <text:p text:style-name="P18">private int dimensionY; </text:p>
      <text:p text:style-name="P18">private float[][] sunExposure; </text:p>
      <text:p text:style-name="P18">private float[][] shaded;</text:p>
      <text:p text:style-name="P18"/>
      <text:p text:style-name="P18">public Land (int dx, int dy) {</text:p>
      <text:p text:style-name="P18"><text:s text:c="8"/>dimensionX = dx;</text:p>
      <text:p text:style-name="P18"><text:s text:c="8"/>dimensionY = dy;</text:p>
      <text:p text:style-name="P18"><text:s text:c="8"/>sunExposure = new float[dimensionX][dimensionY];</text:p>
      <text:p text:style-name="P18"><text:s text:c="8"/>shaded = new float[dimensionX][dimensionY];</text:p>
      <text:p text:style-name="P18">}</text:p>
      <text:p text:style-name="P16"/>
      <text:p text:style-name="P19">We added proper getters and setters to the member variables for methods such as getDimX(), getDimY(), getFull() and getShade().</text:p>
      <text:p text:style-name="P6"/>
      <text:p text:style-name="P7"><text:span text:style-name="T2">Implementing mutual exclusion</text:span></text:p>
      <text:p text:style-name="P8"><text:bookmark-start text:name="__DdeLink__1_873866800"/>We marked the resetShade(), setFull(), setShade() and shadow() methods in the Land class with synchronized keyword in order for them to be executed with mutual exclusion as they are predominantly “write” operations. <text:bookmark-end text:name="__DdeLink__1_873866800"/></text:p>
      <text:p text:style-name="P8">------------------------------------------------------------------------------------------------------------------------</text:p>
      <text:p text:style-name="P4"/>
      <text:p text:style-name="P4">Class Tree</text:p>
      <text:p text:style-name="P8">------------------------------------------------------------------------------------------------------------------------</text:p>
      <text:p text:style-name="P10">An object of this class represents a tree in the landscape. </text:p>
      <text:p text:style-name="P10">------------------------------------------------------------------------------------------------------------------------</text:p>
      <text:p text:style-name="P14">Additions</text:p>
      <text:p text:style-name="P10"/>
      <text:p text:style-name="P11">We implemented the average sunlight absorbed by the tree</text:p>
      <text:p text:style-name="P17">public float sunexposure(Land land){</text:p>
      <text:p text:style-name="P17"><text:s text:c="4"/>synchronized (land){</text:p>
      <text:p text:style-name="P17"><text:s text:c="9"/>float sum = 0.0f;</text:p>
      <text:p text:style-name="P17"><text:s text:c="9"/>int number = 0;</text:p>
      <text:p text:style-name="P17"><text:s text:c="9"/>for (int i = Math.abs(xpos - Math.round(ext)); i &lt; xpos + <text:tab/><text:tab/><text:tab/><text:tab/><text:tab/><text:tab/><text:tab/><text:tab/><text:tab/><text:tab/><text:tab/><text:tab/><text:tab/>Math.round(ext); i++) {</text:p>
      <text:p text:style-name="P17"><text:s text:c="13"/>for (int j = Math.abs(ypos - Math.round(ext)); j &lt; ypos <text:tab/><text:tab/><text:tab/><text:tab/><text:tab/><text:tab/><text:tab/><text:tab/> <text:s text:c="30"/>+ Math.round(ext); j++) {</text:p>
      <text:p text:style-name="P17"><text:s text:c="17"/>if ((i &lt; land.getDimX()) &amp;&amp; (j &lt; land.getDimY())) {</text:p>
      <text:p text:style-name="P17"><text:s text:c="21"/>sum = sum + land.getFull (i, j);</text:p>
      <text:p text:style-name="P17"><text:s text:c="21"/>number++;</text:p>
      <text:p text:style-name="P17"><text:s text:c="17"/>} </text:p>
      <text:p text:style-name="P17"><text:s text:c="14"/>}</text:p>
      <text:p text:style-name="P17"><text:s text:c="9"/>}</text:p>
      <text:p text:style-name="P17"><text:s text:c="9"/>return sum/number;</text:p>
      <text:p text:style-name="P17"><text:s text:c="4"/>} </text:p>
      <text:p text:style-name="P17">}</text:p>
      <text:p text:style-name="P6"/>
      <text:p text:style-name="P12"/>
      <text:p text:style-name="P12"><text:soft-page-break/>We implemented the tree growth for sun exposure</text:p>
      <text:p text:style-name="P20">synchronized void sungrow(Land land) {</text:p>
      <text:p text:style-name="P20"><text:s text:c="6"/>ext = ext + ext*(sunexposure(land)/growfactor);</text:p>
      <text:p text:style-name="P20">}</text:p>
      <text:p text:style-name="P12"/>
      <text:p text:style-name="P15">Implementing mutual exclusion</text:p>
      <text:p text:style-name="P9">We marked the <text:span text:style-name="T3">getX</text:span>(), <text:span text:style-name="T3">getY</text:span>(), <text:span text:style-name="T3">getExt</text:span>(), <text:span text:style-name="T3">setExt(), sunexposure(), inrange() </text:span>and s<text:span text:style-name="T3">ungrow</text:span>() methods in the <text:span text:style-name="T3">Tree</text:span> class with synchronized keyword in order for them to be executed with mutual exclusion as they are predominantly “<text:span text:style-name="T3">read/</text:span>write” operations <text:span text:style-name="T3">used in later classes to modify memory from multiple threads. </text:span><text:s/></text:p>
      <text:p text:style-name="P9">------------------------------------------------------------------------------------------------------------------------</text:p>
      <text:p text:style-name="P9"/>
      <text:p text:style-name="P15"/>
      <text:p text:style-name="P12"/>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1" svg:font-family="'Courier 10 Pitch'" style:font-pitch="fixed"/>
    <style:font-face style:name="Liberation Serif" svg:font-family="'Liberation Serif'" style:font-family-generic="roman" style:font-pitch="variable"/>
    <style:font-face style:name="Courier 10 Pitch"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2:57:38.083063453</meta:creation-date>
    <dc:date>2018-09-29T00:51:28.208012729</dc:date>
    <meta:editing-duration>PT20M50S</meta:editing-duration>
    <meta:editing-cycles>2</meta:editing-cycles>
    <meta:generator>LibreOffice/4.2.8.2$Linux_x86 LibreOffice_project/420m0$Build-2</meta:generator>
    <meta:document-statistic meta:table-count="0" meta:image-count="0" meta:object-count="0" meta:page-count="2" meta:paragraph-count="49" meta:word-count="300" meta:character-count="2868" meta:non-whitespace-character-count="2361"/>
  </office:meta>
</office:document-meta>
</file>